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8a9d" officeooo:paragraph-rsid="00168a9d"/>
    </style:style>
    <style:style style:name="P2" style:family="paragraph" style:parent-style-name="Standard">
      <style:text-properties officeooo:rsid="00168a9d" officeooo:paragraph-rsid="00168a9d"/>
    </style:style>
    <style:style style:name="P3" style:family="paragraph" style:parent-style-name="Standard">
      <style:text-properties officeooo:rsid="00195dcc" officeooo:paragraph-rsid="00195dcc"/>
    </style:style>
    <style:style style:name="P4" style:family="paragraph" style:parent-style-name="Standard">
      <style:paragraph-properties fo:padding="0.0291in" fo:border-left="none" fo:border-right="none" fo:border-top="none" fo:border-bottom="0.06pt solid #000000" style:join-border="false"/>
      <style:text-properties officeooo:rsid="00195dcc" officeooo:paragraph-rsid="00195dcc"/>
    </style:style>
    <style:style style:name="P5" style:family="paragraph" style:parent-style-name="Standard">
      <style:paragraph-properties fo:padding="0.0291in" fo:border-left="none" fo:border-right="none" fo:border-top="none" fo:border-bottom="0.06pt solid #000000" style:join-border="false"/>
      <style:text-properties officeooo:rsid="00168a9d" officeooo:paragraph-rsid="00168a9d"/>
    </style:style>
    <style:style style:name="P6" style:family="paragraph" style:parent-style-name="Standard">
      <style:paragraph-properties fo:padding="0.0291in" fo:border-left="none" fo:border-right="none" fo:border-top="none" fo:border-bottom="0.06pt solid #000000" style:join-border="false"/>
      <style:text-properties officeooo:rsid="00178bd5" officeooo:paragraph-rsid="00178b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4</text:p>
      <text:p text:style-name="P5"/>
      <text:p text:style-name="P1"/>
      <text:p text:style-name="P1">We hebben de frequency van noten bekeken aan de hand van octaven en steps. </text:p>
      <text:p text:style-name="P1">Om de test gevallen te voorspellen hebben we SVC gebruikt van scikit.</text:p>
      <text:p text:style-name="P1">De resultaten die hier uit voort kwamen, vielen tegen.</text:p>
      <text:p text:style-name="P1">We hebben dan scatterplots gemaakt om te zien of er echt geen verbanden waren.</text:p>
      <text:p text:style-name="P1">Het enigste waar we een verband konden opmerken met de frequency van noten waren de instrumenten. </text:p>
      <text:p text:style-name="P1"/>
      <text:p text:style-name="P1">We zijn van plan om nu naar boven toe te werken en patterns te zoeken in de measures. </text:p>
      <text:p text:style-name="P1">Er is ook nog de mogenlijkheid om rekening te houden met flat notes, sharp notes, rest phases, etc. </text:p>
      <text:p text:style-name="P6"/>
      <text:p text:style-name="P3"/>
      <text:p text:style-name="P3"/>
      <text:p text:style-name="P3">1/5</text:p>
      <text:p text:style-name="P4"/>
      <text:p text:style-name="P3"/>
      <text:p text:style-name="P3">De resultaten waren nog steeds slecht dus hebben we de hoeveelheid van features verminderd door elke noot die niet voorkwam te verwijderen uit de matrix. Dit zorgde ervoor dat de matrix die we gebruiken hard verkleind wordt. De resultaten waren nog steeds zeer slecht na deze aanpassing hoewel we zeker verbetering moesten kunnen zien bij instrumenten omdat we dit uit de scatterplots konnen ontleden. Na even te zoeken naar het probleem vonden we dat de output files verkeerd werden ingelezen in het perl script.</text:p>
      <text:p text:style-name="P3">Nadat we dit hadden rechtgezet, kregen we de resultaten dat we ongeveer verwacht hadd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23:44:41.452269427</meta:creation-date>
    <dc:date>2016-05-01T21:46:34.191000573</dc:date>
    <meta:editing-duration>PT7M44S</meta:editing-duration>
    <meta:editing-cycles>3</meta:editing-cycles>
    <meta:generator>LibreOffice/4.2.8.2$Linux_x86 LibreOffice_project/420m0$Build-2</meta:generator>
    <meta:document-statistic meta:table-count="0" meta:image-count="0" meta:object-count="0" meta:page-count="1" meta:paragraph-count="11" meta:word-count="201" meta:character-count="1168" meta:non-whitespace-character-count="974"/>
  </office:meta>
</office:document-meta>
</file>